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 style:family="paragraph" style:parent-style-name="Text_20_body">
      <style:paragraph-properties fo:line-height="100%"/>
      <style:text-properties fo:language="de" fo:country="DE" fo:font-weight="bold"/>
    </style:style>
    <style:style style:name="P3" style:family="paragraph" style:parent-style-name="Text_20_body">
      <style:paragraph-properties fo:margin-left="-2.501cm" fo:margin-right="0cm" fo:line-height="100%" fo:text-indent="0cm" style:auto-text-indent="false"/>
      <style:text-properties fo:language="de" fo:country="DE"/>
    </style:style>
    <style:style style:name="P4"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5" style:family="paragraph" style:parent-style-name="Text_20_body" style:list-style-name="L1">
      <style:paragraph-properties fo:line-height="100%"/>
      <style:text-properties fo:language="de" fo:country="DE"/>
    </style:style>
    <style:style style:name="P6" style:family="paragraph" style:parent-style-name="Text_20_body">
      <style:paragraph-properties fo:line-height="100%"/>
      <style:text-properties fo:language="de" fo:country="DE"/>
    </style:style>
    <style:style style:name="P7" style:family="paragraph" style:parent-style-name="Text_20_body" style:list-style-name="L1">
      <style:paragraph-properties fo:line-height="100%"/>
      <style:text-properties fo:language="de" fo:country="DE" officeooo:paragraph-rsid="001e2956"/>
    </style:style>
    <style:style style:name="P8" style:family="paragraph" style:parent-style-name="Text_20_body">
      <style:paragraph-properties fo:line-height="100%"/>
      <style:text-properties fo:language="de" fo:country="DE" officeooo:paragraph-rsid="001e2956"/>
    </style:style>
    <style:style style:name="P9" style:family="paragraph" style:parent-style-name="Text_20_body" style:list-style-name="L1">
      <style:paragraph-properties fo:margin-left="-1.251cm" fo:margin-right="0cm" fo:line-height="100%" fo:text-indent="0cm" style:auto-text-indent="false"/>
      <style:text-properties fo:language="de" fo:country="DE"/>
    </style:style>
    <style:style style:name="P10" style:family="paragraph" style:parent-style-name="Text_20_body">
      <style:paragraph-properties fo:margin-left="-1.251cm" fo:margin-right="0cm" fo:line-height="100%" fo:text-indent="0cm" style:auto-text-indent="false"/>
      <style:text-properties fo:language="de" fo:country="DE"/>
    </style:style>
    <style:style style:name="P11" style:family="paragraph" style:parent-style-name="Text_20_body">
      <style:paragraph-properties fo:margin-left="0cm" fo:margin-right="0cm" fo:line-height="100%" fo:text-indent="0cm" style:auto-text-indent="false"/>
      <style:text-properties fo:language="de" fo:country="DE"/>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bold"/>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fo:language="de" fo:country="DE" fo:font-weight="normal" style:font-weight-asian="normal" style:font-weight-complex="normal"/>
    </style:style>
    <style:style style:name="P15" style:family="paragraph" style:parent-style-name="Text_20_body">
      <style:text-properties fo:language="de" fo:country="DE"/>
    </style:style>
    <style:style style:name="P16" style:family="paragraph" style:parent-style-name="Text_20_body">
      <style:paragraph-properties fo:line-height="100%"/>
      <style:text-properties fo:language="de" fo:country="DE" fo:font-weight="bold"/>
    </style:style>
    <style:style style:name="P17" style:family="paragraph" style:parent-style-name="Text_20_body">
      <style:text-properties fo:language="de" fo:country="DE" fo:font-weight="bold" style:font-weight-asian="bold" style:font-weight-complex="bold"/>
    </style:style>
    <style:style style:name="P18" style:family="paragraph" style:parent-style-name="Text_20_body">
      <style:paragraph-properties fo:line-height="100%"/>
      <style:text-properties fo:language="de" fo:country="DE"/>
    </style:style>
    <style:style style:name="P19" style:family="paragraph" style:parent-style-name="Text_20_body">
      <style:text-properties fo:color="#000000" fo:language="de" fo:country="DE" fo:font-weight="bold" style:font-weight-asian="bold" style:font-weight-complex="bold"/>
    </style:style>
    <style:style style:name="P20" style:family="paragraph" style:parent-style-name="Text_20_body">
      <style:paragraph-properties fo:break-before="page"/>
      <style:text-properties fo:color="#000000" fo:language="de" fo:country="DE" fo:font-weight="bold" style:font-weight-asian="bold" style:font-weight-complex="bold"/>
    </style:style>
    <style:style style:name="P21" style:family="paragraph" style:parent-style-name="Standard" style:list-style-name="L2">
      <style:text-properties fo:language="de" fo:country="DE"/>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fo:language="de" fo:country="DE"/>
    </style:style>
    <style:style style:name="P23" style:family="paragraph" style:parent-style-name="Standard" style:list-style-name="L3">
      <style:paragraph-properties fo:margin-left="0cm" fo:margin-right="0cm" fo:margin-top="0cm" fo:margin-bottom="0cm" style:contextual-spacing="false" fo:line-height="100%" fo:text-indent="0cm" style:auto-text-indent="false"/>
      <style:text-properties fo:language="de" fo:country="DE"/>
    </style:style>
    <style:style style:name="P24" style:family="paragraph" style:parent-style-name="Standard" style:list-style-name="L4">
      <style:paragraph-properties fo:margin-left="0cm" fo:margin-right="0cm" fo:margin-top="0cm" fo:margin-bottom="0cm" style:contextual-spacing="false" fo:line-height="100%" fo:text-indent="0cm" style:auto-text-indent="false"/>
      <style:text-properties fo:language="de" fo:country="DE"/>
    </style:style>
    <style:style style:name="P25" style:family="paragraph" style:parent-style-name="Text_20_body">
      <style:paragraph-properties fo:margin-left="-2.501cm" fo:margin-right="0cm" fo:line-height="100%" fo:text-indent="0cm" style:auto-text-indent="false"/>
      <style:text-properties fo:language="de" fo:country="DE"/>
    </style:style>
    <style:style style:name="P26" style:family="paragraph" style:parent-style-name="Text_20_body" style:list-style-name="L1">
      <style:paragraph-properties fo:margin-left="-2.501cm" fo:margin-right="0cm" fo:line-height="100%" fo:text-indent="0cm" style:auto-text-indent="false"/>
      <style:text-properties fo:language="de" fo:country="DE"/>
    </style:style>
    <style:style style:name="P27" style:family="paragraph" style:parent-style-name="Text_20_body">
      <style:paragraph-properties fo:line-height="100%"/>
      <style:text-properties fo:language="de" fo:country="DE"/>
    </style:style>
    <style:style style:name="P28" style:family="paragraph" style:parent-style-name="Text_20_body" style:list-style-name="L1">
      <style:paragraph-properties fo:line-height="100%"/>
      <style:text-properties fo:language="de" fo:country="DE"/>
    </style:style>
    <style:style style:name="P29" style:family="paragraph" style:parent-style-name="Text_20_body" style:list-style-name="L1">
      <style:paragraph-properties fo:line-height="100%"/>
      <style:text-properties fo:language="de" fo:country="DE" officeooo:paragraph-rsid="001e2956"/>
    </style:style>
    <style:style style:name="P30" style:family="paragraph" style:parent-style-name="Text_20_body" style:list-style-name="L1">
      <style:paragraph-properties fo:line-height="100%"/>
      <style:text-properties fo:language="de" fo:country="DE" officeooo:paragraph-rsid="002290b6"/>
    </style:style>
    <style:style style:name="P31" style:family="paragraph" style:parent-style-name="Text_20_body" style:list-style-name="L5">
      <style:paragraph-properties fo:line-height="100%"/>
      <style:text-properties fo:language="de" fo:country="DE"/>
    </style:style>
    <style:style style:name="P32" style:family="paragraph" style:parent-style-name="Text_20_body">
      <style:paragraph-properties fo:line-height="100%"/>
      <style:text-properties fo:language="de" fo:country="DE" officeooo:paragraph-rsid="001e2956"/>
    </style:style>
    <style:style style:name="P33" style:family="paragraph" style:parent-style-name="Text_20_body" style:list-style-name="L6">
      <style:text-properties fo:language="de" fo:country="DE"/>
    </style:style>
    <style:style style:name="P34" style:family="paragraph" style:parent-style-name="Text_20_body" style:list-style-name="L1">
      <style:paragraph-properties fo:line-height="100%"/>
      <style:text-properties fo:language="de" fo:country="DE" officeooo:rsid="00256dd2" officeooo:paragraph-rsid="00256dd2"/>
    </style:style>
    <style:style style:name="P35" style:family="paragraph" style:parent-style-name="Text_20_body">
      <style:paragraph-properties fo:line-height="100%"/>
      <style:text-properties fo:language="de" fo:country="DE" fo:font-weight="bold"/>
    </style:style>
    <style:style style:name="P36" style:family="paragraph" style:parent-style-name="Text_20_body" style:list-style-name="L6">
      <style:paragraph-properties fo:line-height="100%"/>
      <style:text-properties fo:color="#000000" fo:language="de" fo:country="DE"/>
    </style:style>
    <style:style style:name="P37" style:family="paragraph" style:parent-style-name="Text_20_body" style:list-style-name="L1">
      <style:paragraph-properties fo:margin-left="-1.251cm" fo:margin-right="0cm" fo:line-height="100%" fo:text-indent="0cm" style:auto-text-indent="false"/>
      <style:text-properties fo:language="de" fo:country="DE" officeooo:rsid="002268a5" officeooo:paragraph-rsid="002268a5"/>
    </style:style>
    <style:style style:name="P38" style:family="paragraph" style:parent-style-name="Text_20_body">
      <style:paragraph-properties fo:margin-left="-1.251cm" fo:margin-right="0cm" fo:line-height="100%" fo:text-indent="0cm" style:auto-text-indent="false"/>
      <style:text-properties fo:language="de" fo:country="DE"/>
    </style:style>
    <style:style style:name="P39" style:family="paragraph" style:parent-style-name="Text_20_body" style:list-style-name="L1">
      <style:paragraph-properties fo:margin-left="-1.251cm" fo:margin-right="0cm" fo:line-height="100%" fo:text-indent="0cm" style:auto-text-indent="false"/>
      <style:text-properties fo:language="de" fo:country="DE"/>
    </style:style>
    <style:style style:name="P40" style:family="paragraph" style:parent-style-name="Text_20_body" style:list-style-name="L1">
      <style:paragraph-properties fo:margin-left="-1.251cm" fo:margin-right="0cm" fo:line-height="100%" fo:text-indent="0cm" style:auto-text-indent="false"/>
      <style:text-properties fo:language="de" fo:country="DE" officeooo:paragraph-rsid="00229c3c"/>
    </style:style>
    <style:style style:name="P41" style:family="paragraph" style:parent-style-name="Text_20_body" style:list-style-name="L1">
      <style:paragraph-properties fo:margin-left="-5.002cm" fo:margin-right="0cm" fo:line-height="100%" fo:text-indent="0cm" style:auto-text-indent="false"/>
      <style:text-properties fo:language="de" fo:country="DE"/>
    </style:style>
    <style:style style:name="P42" style:family="paragraph" style:parent-style-name="Text_20_body" style:list-style-name="L1">
      <style:paragraph-properties fo:margin-left="-5.002cm" fo:margin-right="0cm" fo:line-height="100%" fo:text-indent="0cm" style:auto-text-indent="false"/>
      <style:text-properties fo:language="de" fo:country="DE" officeooo:paragraph-rsid="0023c708"/>
    </style:style>
    <style:style style:name="P43" style:family="paragraph" style:parent-style-name="Text_20_body" style:list-style-name="L1">
      <style:paragraph-properties fo:margin-left="-6.253cm" fo:margin-right="0cm" fo:line-height="100%" fo:text-indent="0cm" style:auto-text-indent="false"/>
      <style:text-properties fo:language="de" fo:country="DE"/>
    </style:style>
    <style:style style:name="P44"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68a5"/>
    </style:style>
    <style:style style:name="P45"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0b6"/>
    </style:style>
    <style:style style:name="P46" style:family="paragraph" style:parent-style-name="Text_20_body" style:list-style-name="L1">
      <style:paragraph-properties fo:margin-left="0cm" fo:margin-right="0cm" fo:line-height="100%" fo:text-indent="0cm" style:auto-text-indent="false"/>
      <style:text-properties fo:language="de" fo:country="DE" officeooo:rsid="002268a5" officeooo:paragraph-rsid="00229c3c"/>
    </style:style>
    <style:style style:name="P47" style:family="paragraph" style:parent-style-name="Text_20_body">
      <style:paragraph-properties fo:margin-left="0cm" fo:margin-right="0cm" fo:line-height="100%" fo:text-indent="0cm" style:auto-text-indent="false"/>
      <style:text-properties fo:language="de" fo:country="DE"/>
    </style:style>
    <style:style style:name="P48" style:family="paragraph" style:parent-style-name="Text_20_body" style:list-style-name="L1">
      <style:paragraph-properties fo:margin-left="0cm" fo:margin-right="0cm" fo:line-height="100%" fo:text-indent="0cm" style:auto-text-indent="false"/>
      <style:text-properties fo:language="de" fo:country="DE"/>
    </style:style>
    <style:style style:name="P49" style:family="paragraph" style:parent-style-name="Text_20_body" style:list-style-name="L1">
      <style:paragraph-properties fo:margin-left="0cm" fo:margin-right="0cm" fo:line-height="100%" fo:text-indent="0cm" style:auto-text-indent="false"/>
      <style:text-properties fo:language="de" fo:country="DE" officeooo:paragraph-rsid="00229c3c"/>
    </style:style>
    <style:style style:name="T1" style:family="text">
      <style:text-properties officeooo:rsid="00182051"/>
    </style:style>
    <style:style style:name="T2" style:family="text">
      <style:text-properties officeooo:rsid="001e2956"/>
    </style:style>
    <style:style style:name="T3" style:family="text">
      <style:text-properties officeooo:rsid="001f73e7"/>
    </style:style>
    <style:style style:name="T4" style:family="text">
      <style:text-properties officeooo:rsid="00182051"/>
    </style:style>
    <style:style style:name="T5" style:family="text">
      <style:text-properties officeooo:rsid="001f73e7"/>
    </style:style>
    <style:style style:name="T6" style:family="text">
      <style:text-properties fo:color="#000000" style:font-name="Times New Roman" fo:font-size="12pt"/>
    </style:style>
    <style:style style:name="T7" style:family="text">
      <style:text-properties officeooo:rsid="0017c26c"/>
    </style:style>
    <style:style style:name="T8" style:family="text">
      <style:text-properties officeooo:rsid="0019af94"/>
    </style:style>
    <style:style style:name="T9" style:family="text">
      <style:text-properties officeooo:rsid="001c94cf"/>
    </style:style>
    <style:style style:name="T10" style:family="text">
      <style:text-properties officeooo:rsid="001e2956"/>
    </style:style>
    <style:style style:name="T11" style:family="text">
      <style:text-properties officeooo:rsid="001f5348"/>
    </style:style>
    <style:style style:name="T12" style:family="text">
      <style:text-properties officeooo:rsid="0023c708"/>
    </style:style>
    <style:style style:name="T13" style:family="text">
      <style:text-properties officeooo:rsid="002499c9"/>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285171072" text:id="ct285171072">
          <text:format-change>
            <office:change-info>
              <dc:creator>Unknown Author</dc:creator>
              <dc:date>2011-07-01T13:54:00</dc:date>
            </office:change-info>
          </text:format-change>
        </text:changed-region>
        <text:changed-region xml:id="ct285171176" text:id="ct285171176">
          <text:insertion>
            <office:change-info>
              <dc:creator>Unbekannter Autor</dc:creator>
              <dc:date>2015-01-05T20:13:00</dc:date>
            </office:change-info>
          </text:insertion>
        </text:changed-region>
        <text:changed-region xml:id="ct285171280" text:id="ct285171280">
          <text:format-change>
            <office:change-info>
              <dc:creator>Unknown Author</dc:creator>
              <dc:date>2011-07-01T13:54:00</dc:date>
            </office:change-info>
          </text:format-change>
        </text:changed-region>
        <text:changed-region xml:id="ct285171384" text:id="ct285171384">
          <text:deletion>
            <office:change-info>
              <dc:creator>Tamino Dauth</dc:creator>
              <dc:date>2010-05-11T18:54:00</dc:date>
            </office:change-info>
            <text:p text:style-name="P1"><text:s/>- </text:p>
          </text:deletion>
        </text:changed-region>
        <text:changed-region xml:id="ct285171488" text:id="ct285171488">
          <text:insertion>
            <office:change-info>
              <dc:creator>Tamino Dauth</dc:creator>
              <dc:date>2010-05-11T18:54:00</dc:date>
            </office:change-info>
          </text:insertion>
        </text:changed-region>
        <text:changed-region xml:id="ct284890760" text:id="ct284890760">
          <text:format-change>
            <office:change-info>
              <dc:creator>Unknown Author</dc:creator>
              <dc:date>2011-07-01T13:54:00</dc:date>
            </office:change-info>
          </text:format-change>
        </text:changed-region>
        <text:changed-region xml:id="ct285645760" text:id="ct285645760">
          <text:deletion>
            <office:change-info>
              <dc:creator>Tamino Dauth</dc:creator>
              <dc:date>2010-05-11T18:53:00</dc:date>
            </office:change-info>
            <text:p text:style-name="P2">Quests</text:p>
          </text:deletion>
        </text:changed-region>
        <text:changed-region xml:id="ct285645864" text:id="ct285645864">
          <text:insertion>
            <office:change-info>
              <dc:creator>Tamino Dauth</dc:creator>
              <dc:date>2010-05-11T18:53:00</dc:date>
            </office:change-info>
          </text:insertion>
        </text:changed-region>
        <text:changed-region xml:id="ct285645968" text:id="ct285645968">
          <text:format-change>
            <office:change-info>
              <dc:creator>Unknown Author</dc:creator>
              <dc:date>2011-07-01T13:54:00</dc:date>
            </office:change-info>
          </text:format-change>
        </text:changed-region>
        <text:changed-region xml:id="ct285646072" text:id="ct285646072">
          <text:insertion>
            <office:change-info>
              <dc:creator>Unbekannter Autor</dc:creator>
              <dc:date>2015-01-05T20:14:00</dc:date>
            </office:change-info>
          </text:insertion>
        </text:changed-region>
        <text:changed-region xml:id="ct285646176" text:id="ct285646176">
          <text:deletion>
            <office:change-info>
              <dc:creator>Unbekannter Autor</dc:creator>
              <dc:date>2015-01-05T20:14:00</dc:date>
            </office:change-info>
            <text:p text:style-name="P3"><text:span text:style-name="T1">B</text:span></text:p>
          </text:deletion>
        </text:changed-region>
        <text:changed-region xml:id="ct285646280" text:id="ct285646280">
          <text:insertion>
            <office:change-info>
              <dc:creator>Unbekannter Autor</dc:creator>
              <dc:date>2015-01-05T20:14:00</dc:date>
            </office:change-info>
          </text:insertion>
        </text:changed-region>
        <text:changed-region xml:id="ct285646384" text:id="ct285646384">
          <text:format-change>
            <office:change-info>
              <dc:creator>Unknown Author</dc:creator>
              <dc:date>2011-07-01T13:54:00</dc:date>
            </office:change-info>
          </text:format-change>
        </text:changed-region>
        <text:changed-region xml:id="ct285646488" text:id="ct285646488">
          <text:insertion>
            <office:change-info>
              <dc:creator>Unbekannter Autor</dc:creator>
              <dc:date>2015-01-05T20:26:00</dc:date>
            </office:change-info>
          </text:insertion>
        </text:changed-region>
        <text:changed-region xml:id="ct285646592" text:id="ct285646592">
          <text:format-change>
            <office:change-info>
              <dc:creator>Unknown Author</dc:creator>
              <dc:date>2011-07-01T13:54:00</dc:date>
            </office:change-info>
          </text:format-change>
        </text:changed-region>
        <text:changed-region xml:id="ct285646696" text:id="ct285646696">
          <text:insertion>
            <office:change-info>
              <dc:creator>Unbekannter Autor</dc:creator>
              <dc:date>2015-01-05T20:26:00</dc:date>
            </office:change-info>
          </text:insertion>
        </text:changed-region>
        <text:changed-region xml:id="ct285646800" text:id="ct285646800">
          <text:format-change>
            <office:change-info>
              <dc:creator>Unknown Author</dc:creator>
              <dc:date>2011-07-01T13:54:00</dc:date>
            </office:change-info>
          </text:format-change>
        </text:changed-region>
        <text:changed-region xml:id="ct285646904" text:id="ct285646904">
          <text:insertion>
            <office:change-info>
              <dc:creator>Unbekannter Autor</dc:creator>
              <dc:date>2015-01-05T20:14:00</dc:date>
            </office:change-info>
          </text:insertion>
        </text:changed-region>
        <text:changed-region xml:id="ct285647008" text:id="ct285647008">
          <text:format-change>
            <office:change-info>
              <dc:creator>Unknown Author</dc:creator>
              <dc:date>2011-07-01T13:54:00</dc:date>
            </office:change-info>
          </text:format-change>
        </text:changed-region>
        <text:changed-region xml:id="ct285647112" text:id="ct285647112">
          <text:insertion>
            <office:change-info>
              <dc:creator>Unbekannter Autor</dc:creator>
              <dc:date>2015-01-05T20:19:00</dc:date>
            </office:change-info>
          </text:insertion>
        </text:changed-region>
        <text:changed-region xml:id="ct285647320" text:id="ct285647320">
          <text:deletion>
            <office:change-info>
              <dc:creator>Unbekannter Autor</dc:creator>
              <dc:date>2015-01-05T20:14:00</dc:date>
            </office:change-info>
            <text:list xml:id="list1911015767140395205" text:style-name="L1">
              <text:list-item>
                <text:list>
                  <text:list-item>
                    <text:p text:style-name="P4">(Belehrend) Der wahre Krieger ist immer bereit.</text:p>
                  </text:list-item>
                </text:list>
              </text:list-item>
            </text:list>
          </text:deletion>
        </text:changed-region>
        <text:changed-region xml:id="ct285647216" text:id="ct285647216">
          <text:deletion>
            <office:change-info>
              <dc:creator>Unbekannter Autor</dc:creator>
              <dc:date>2015-01-05T20:15:00</dc:date>
            </office:change-info>
            <text:list xml:id="list231305641162379" text:continue-numbering="true" text:style-name="L1">
              <text:list-item>
                <text:list>
                  <text:list-item>
                    <text:p text:style-name="P4"/>
                  </text:list-item>
                  <text:list-item>
                    <text:p text:style-name="P5">C: Nie?</text:p>
                  </text:list-item>
                  <text:list-item>
                    <text:p text:style-name="P4">N: </text:p>
                  </text:list-item>
                </text:list>
              </text:list-item>
            </text:list>
          </text:deletion>
        </text:changed-region>
        <text:changed-region xml:id="ct285647424" text:id="ct285647424">
          <text:insertion>
            <office:change-info>
              <dc:creator>Unbekannter Autor</dc:creator>
              <dc:date>2015-01-05T20:19:00</dc:date>
            </office:change-info>
          </text:insertion>
        </text:changed-region>
        <text:changed-region xml:id="ct285647528" text:id="ct285647528">
          <text:insertion>
            <office:change-info>
              <dc:creator>Unbekannter Autor</dc:creator>
              <dc:date>2015-01-05T20:20:00</dc:date>
            </office:change-info>
          </text:insertion>
        </text:changed-region>
        <text:changed-region xml:id="ct285647632" text:id="ct285647632">
          <text:insertion>
            <office:change-info>
              <dc:creator>Unbekannter Autor</dc:creator>
              <dc:date>2015-01-05T20:21:00</dc:date>
            </office:change-info>
          </text:insertion>
        </text:changed-region>
        <text:changed-region xml:id="ct285647736" text:id="ct285647736">
          <text:insertion>
            <office:change-info>
              <dc:creator>Unbekannter Autor</dc:creator>
              <dc:date>2015-01-05T20:24:00</dc:date>
            </office:change-info>
          </text:insertion>
        </text:changed-region>
        <text:changed-region xml:id="ct285647840" text:id="ct285647840">
          <text:format-change>
            <office:change-info>
              <dc:creator>Unknown Author</dc:creator>
              <dc:date>2011-07-01T13:54:00</dc:date>
            </office:change-info>
          </text:format-change>
        </text:changed-region>
        <text:changed-region xml:id="ct285647944" text:id="ct285647944">
          <text:deletion>
            <office:change-info>
              <dc:creator>Unbekannter Autor</dc:creator>
              <dc:date>2015-01-05T20:15:00</dc:date>
            </office:change-info>
            <text:p text:style-name="P6">Wo hast du so zu kämpfen gelernt?</text:p>
          </text:deletion>
        </text:changed-region>
        <text:changed-region xml:id="ct285648048" text:id="ct285648048">
          <text:insertion>
            <office:change-info>
              <dc:creator>Unbekannter Autor</dc:creator>
              <dc:date>2015-01-05T20:15:00</dc:date>
            </office:change-info>
          </text:insertion>
        </text:changed-region>
        <text:changed-region xml:id="ct285648152" text:id="ct285648152">
          <text:format-change>
            <office:change-info>
              <dc:creator>Unknown Author</dc:creator>
              <dc:date>2011-07-01T13:54:00</dc:date>
            </office:change-info>
          </text:format-change>
        </text:changed-region>
        <text:changed-region xml:id="ct285648464" text:id="ct285648464">
          <text:deletion>
            <office:change-info>
              <dc:creator>Unbekannter Autor</dc:creator>
              <dc:date>2015-01-05T20:15:00</dc:date>
            </office:change-info>
            <text:list xml:id="list231305657178258" text:continue-numbering="true" text:style-name="L1">
              <text:list-item>
                <text:list>
                  <text:list-item>
                    <text:p text:style-name="P5">mal so viele Gegner wie ich getötet hast, kommt das von ganz alleine. Wieso fragst du überhaupt? Hab ich dich etwa so beeindruckt (Lacht)?</text:p>
                    <text:list>
                      <text:list-item>
                        <text:p text:style-name="P5">Klar.</text:p>
                      </text:list-item>
                      <text:list-item>
                        <text:p text:style-name="P5"><text:bookmark text:name="r_tv14611111111111111111111111111111111111111111111111111"/><text:bookmark text:name="r_tv14511111111111111111111111111111111111111111111111111"/>Unsinn! Ich wollte nur mal wissen, wieso du kämpfst wie ein Schweinehirte aus der Gosse.</text:p>
                      </text:list-item>
                    </text:list>
                  </text:list-item>
                  <text:list-item>
                    <text:p text:style-name="P5">N: Na ja, ich musste ja lange genug auf euch aufpassen ... Erfahrung. Wenn du erst</text:p>
                  </text:list-item>
                </text:list>
              </text:list-item>
            </text:list>
          </text:deletion>
        </text:changed-region>
        <text:changed-region xml:id="ct285648568" text:id="ct285648568">
          <text:insertion>
            <office:change-info>
              <dc:creator>Unbekannter Autor</dc:creator>
              <dc:date>2015-01-05T20:15:00</dc:date>
            </office:change-info>
          </text:insertion>
        </text:changed-region>
        <text:changed-region xml:id="ct285648672" text:id="ct285648672">
          <text:insertion>
            <office:change-info>
              <dc:creator>Unbekannter Autor</dc:creator>
              <dc:date>2015-01-05T20:16:00</dc:date>
            </office:change-info>
          </text:insertion>
        </text:changed-region>
        <text:changed-region xml:id="ct285648776" text:id="ct285648776">
          <text:insertion>
            <office:change-info>
              <dc:creator>Unbekannter Autor</dc:creator>
              <dc:date>2015-01-05T20:17:00</dc:date>
            </office:change-info>
          </text:insertion>
        </text:changed-region>
        <text:changed-region xml:id="ct285649920" text:id="ct285649920">
          <text:deletion>
            <office:change-info>
              <dc:creator>Unbekannter Autor</dc:creator>
              <dc:date>2015-01-05T20:23:00</dc:date>
            </office:change-info>
            <text:list xml:id="list231305657174471" text:continue-numbering="true" text:style-name="L1">
              <text:list-item>
                <text:list>
                  <text:list-item>
                    <text:p text:style-name="P7"><text:span text:style-name="T2">ndestens die Hälfte dafür, startet das Video “Das erste Gefecht”.iert, bei der die Spieler darüber abstimmen müssen, ob der Auftrag beginnen soll. Ist mi</text:span></text:p>
                  </text:list-item>
                  <text:list-item>
                    <text:p text:style-name="P7">Eine Abstimmung wird initi</text:p>
                  </text:list-item>
                </text:list>
              </text:list-item>
            </text:list>
          </text:deletion>
        </text:changed-region>
        <text:changed-region xml:id="ct285649400" text:id="ct285649400">
          <text:deletion>
            <office:change-info>
              <dc:creator>Unbekannter Autor</dc:creator>
              <dc:date>2015-01-05T20:17:00</dc:date>
            </office:change-info>
            <text:p text:style-name="P8">s<text:span text:style-name="T3"> losgehen.'</text:span></text:p>
          </text:deletion>
        </text:changed-region>
        <text:changed-region xml:id="ct285649192" text:id="ct285649192">
          <text:deletion>
            <office:change-info>
              <dc:creator>Unknown Author</dc:creator>
              <dc:date>2011-07-01T14:00:00</dc:date>
            </office:change-info>
            <text:p text:style-name="P8"><text:span text:style-name="T3">'</text:span></text:p>
          </text:deletion>
        </text:changed-region>
        <text:changed-region xml:id="ct285649088" text:id="ct285649088">
          <text:deletion>
            <office:change-info>
              <dc:creator>Unbekannter Autor</dc:creator>
              <dc:date>2015-01-05T20:17:00</dc:date>
            </office:change-info>
            <text:p text:style-name="P8"><text:span text:style-name="T3">, kann</text:span></text:p>
          </text:deletion>
        </text:changed-region>
        <text:changed-region xml:id="ct285648984" text:id="ct285648984">
          <text:deletion>
            <office:change-info>
              <dc:creator>Unbekannter Autor</dc:creator>
              <dc:date>2015-01-05T20:23:00</dc:date>
            </office:change-info>
            <text:list xml:id="list231305657176188" text:continue-numbering="true" text:style-name="L1">
              <text:list-item>
                <text:list>
                  <text:list-item>
                    <text:p text:style-name="P7"/>
                  </text:list-item>
                  <text:list-item>
                    <text:p text:style-name="P9">Lass uns in den Kampf ziehen! (Nach Erhalt des zweiten Ziels des Auftrags “Die Nordmänner”, falls dieses noch nicht abgeschlossen ist)</text:p>
                  </text:list-item>
                  <text:list-item>
                    <text:p text:style-name="P7">N: Gut. Wenn ihr alle bereit seid</text:p>
                  </text:list-item>
                </text:list>
              </text:list-item>
            </text:list>
          </text:deletion>
        </text:changed-region>
        <text:changed-region xml:id="ct285648880" text:id="ct285648880">
          <text:deletion>
            <office:change-info>
              <dc:creator>Unbekannter Autor</dc:creator>
              <dc:date>2015-01-05T20:21:00</dc:date>
            </office:change-info>
            <text:list xml:id="list231305657178320" text:continue-numbering="true" text:style-name="L1">
              <text:list-item>
                <text:list>
                  <text:list-item>
                    <text:p text:style-name="P7"/>
                  </text:list-item>
                </text:list>
              </text:list-item>
              <text:list-item>
                <text:p text:style-name="P7">Was trägst du da für eine Rüstung?</text:p>
                <text:list>
                  <text:list-item>
                    <text:p text:style-name="P5"><text:bookmark text:name="r_tv15411111111111111111"/><text:bookmark text:name="r_tv15311111111111111111"/><text:bookmark text:name="r_tv15211111111111111111"/>N: Diese Rüstung gehört meinem Vater. Sie wurde vom Schmied Hrodo aus dem Erz meiner Heimat gefertigt. So eine Rüstung wirst du kein zweites Mal finden.</text:p>
                  </text:list-item>
                  <text:list-item>
                    <text:p text:style-name="P7">N: Sie wurde meinem Vater genommen als man ihn verschleppte. Die Dunkelelfen haben sie aus Spott über uns zurückgelassen. Nun trage ich sie bis ich meinen Vater befreit habe.</text:p>
                  </text:list-item>
                </text:list>
              </text:list-item>
            </text:list>
          </text:deletion>
        </text:changed-region>
        <text:changed-region xml:id="ct285650024" text:id="ct285650024">
          <text:insertion>
            <office:change-info>
              <dc:creator>Unbekannter Autor</dc:creator>
              <dc:date>2015-01-05T20:37:00</dc:date>
            </office:change-info>
          </text:insertion>
        </text:changed-region>
        <text:changed-region xml:id="ct85595872" text:id="ct85595872">
          <text:insertion>
            <office:change-info>
              <dc:creator>Unbekannter Autor</dc:creator>
              <dc:date>2015-01-05T23:12:00</dc:date>
            </office:change-info>
          </text:insertion>
        </text:changed-region>
        <text:changed-region xml:id="ct285649296" text:id="ct285649296">
          <text:insertion>
            <office:change-info>
              <dc:creator>Unbekannter Autor</dc:creator>
              <dc:date>2015-01-05T23:13:00</dc:date>
            </office:change-info>
          </text:insertion>
        </text:changed-region>
        <text:changed-region xml:id="ct285650128" text:id="ct285650128">
          <text:format-change>
            <office:change-info>
              <dc:creator>Unknown Author</dc:creator>
              <dc:date>2011-07-01T13:54:00</dc:date>
            </office:change-info>
          </text:format-change>
        </text:changed-region>
        <text:changed-region xml:id="ct285650232" text:id="ct285650232">
          <text:deletion>
            <office:change-info>
              <dc:creator>Unbekannter Autor</dc:creator>
              <dc:date>2015-01-05T20:38:00</dc:date>
            </office:change-info>
            <text:p text:style-name="P10">Fahrt</text:p>
          </text:deletion>
        </text:changed-region>
        <text:changed-region xml:id="ct285650336" text:id="ct285650336">
          <text:insertion>
            <office:change-info>
              <dc:creator>Unbekannter Autor</dc:creator>
              <dc:date>2015-01-05T20:38:00</dc:date>
            </office:change-info>
          </text:insertion>
        </text:changed-region>
        <text:changed-region xml:id="ct285650440" text:id="ct285650440">
          <text:format-change>
            <office:change-info>
              <dc:creator>Unknown Author</dc:creator>
              <dc:date>2011-07-01T13:54:00</dc:date>
            </office:change-info>
          </text:format-change>
        </text:changed-region>
        <text:changed-region xml:id="ct285650544" text:id="ct285650544">
          <text:deletion>
            <office:change-info>
              <dc:creator>Tamino Dauth</dc:creator>
              <dc:date>2010-10-24T12:21:00</dc:date>
            </office:change-info>
            <text:p text:style-name="P10">"</text:p>
          </text:deletion>
        </text:changed-region>
        <text:changed-region xml:id="ct285650648" text:id="ct285650648">
          <text:insertion>
            <office:change-info>
              <dc:creator>Tamino Dauth</dc:creator>
              <dc:date>2010-10-24T12:21:00</dc:date>
            </office:change-info>
          </text:insertion>
        </text:changed-region>
        <text:changed-region xml:id="ct285650752" text:id="ct285650752">
          <text:format-change>
            <office:change-info>
              <dc:creator>Unknown Author</dc:creator>
              <dc:date>2011-07-01T13:54:00</dc:date>
            </office:change-info>
          </text:format-change>
        </text:changed-region>
        <text:changed-region xml:id="ct285650856" text:id="ct285650856">
          <text:deletion>
            <office:change-info>
              <dc:creator>Tamino Dauth</dc:creator>
              <dc:date>2010-10-24T12:21:00</dc:date>
            </office:change-info>
            <text:p text:style-name="P10">"</text:p>
          </text:deletion>
        </text:changed-region>
        <text:changed-region xml:id="ct285650960" text:id="ct285650960">
          <text:insertion>
            <office:change-info>
              <dc:creator>Tamino Dauth</dc:creator>
              <dc:date>2010-10-24T12:21:00</dc:date>
            </office:change-info>
          </text:insertion>
        </text:changed-region>
        <text:changed-region xml:id="ct285651064" text:id="ct285651064">
          <text:format-change>
            <office:change-info>
              <dc:creator>Unknown Author</dc:creator>
              <dc:date>2011-07-01T13:54:00</dc:date>
            </office:change-info>
          </text:format-change>
        </text:changed-region>
        <text:changed-region xml:id="ct285651168" text:id="ct285651168">
          <text:deletion>
            <office:change-info>
              <dc:creator>Tamino Dauth</dc:creator>
              <dc:date>2010-10-24T12:25:00</dc:date>
            </office:change-info>
            <text:p text:style-name="P11"><text:s/>noch</text:p>
          </text:deletion>
        </text:changed-region>
        <text:changed-region xml:id="ct285651272" text:id="ct285651272">
          <text:format-change>
            <office:change-info>
              <dc:creator>Unknown Author</dc:creator>
              <dc:date>2011-07-01T13:54:00</dc:date>
            </office:change-info>
          </text:format-change>
        </text:changed-region>
        <text:changed-region xml:id="ct285651376" text:id="ct285651376">
          <text:insertion>
            <office:change-info>
              <dc:creator>Tamino Dauth</dc:creator>
              <dc:date>2010-10-24T12:25:00</dc:date>
            </office:change-info>
          </text:insertion>
        </text:changed-region>
        <text:changed-region xml:id="ct285651480" text:id="ct285651480">
          <text:format-change>
            <office:change-info>
              <dc:creator>Unknown Author</dc:creator>
              <dc:date>2011-07-01T13:54:00</dc:date>
            </office:change-info>
          </text:format-change>
        </text:changed-region>
        <text:changed-region xml:id="ct285651584" text:id="ct285651584">
          <text:deletion>
            <office:change-info>
              <dc:creator>Unbekannter Autor</dc:creator>
              <dc:date>2015-01-05T20:18:00</dc:date>
            </office:change-info>
            <text:p text:style-name="P11"><text:s/></text:p>
          </text:deletion>
        </text:changed-region>
        <text:changed-region xml:id="ct285651688" text:id="ct285651688">
          <text:format-change>
            <office:change-info>
              <dc:creator>Unknown Author</dc:creator>
              <dc:date>2011-07-01T13:54:00</dc:date>
            </office:change-info>
          </text:format-change>
        </text:changed-region>
        <text:changed-region xml:id="ct285651792" text:id="ct285651792">
          <text:deletion>
            <office:change-info>
              <dc:creator>Tamino Dauth</dc:creator>
              <dc:date>2010-10-24T12:22:00</dc:date>
            </office:change-info>
            <text:p text:style-name="P11">"</text:p>
          </text:deletion>
        </text:changed-region>
        <text:changed-region xml:id="ct285651896" text:id="ct285651896">
          <text:insertion>
            <office:change-info>
              <dc:creator>Tamino Dauth</dc:creator>
              <dc:date>2010-10-24T12:22:00</dc:date>
            </office:change-info>
          </text:insertion>
        </text:changed-region>
        <text:changed-region xml:id="ct285652000" text:id="ct285652000">
          <text:format-change>
            <office:change-info>
              <dc:creator>Unknown Author</dc:creator>
              <dc:date>2011-07-01T13:54:00</dc:date>
            </office:change-info>
          </text:format-change>
        </text:changed-region>
        <text:changed-region xml:id="ct285652104" text:id="ct285652104">
          <text:deletion>
            <office:change-info>
              <dc:creator>Tamino Dauth</dc:creator>
              <dc:date>2010-10-24T12:22:00</dc:date>
            </office:change-info>
            <text:p text:style-name="P11">"</text:p>
          </text:deletion>
        </text:changed-region>
        <text:changed-region xml:id="ct285652208" text:id="ct285652208">
          <text:insertion>
            <office:change-info>
              <dc:creator>Tamino Dauth</dc:creator>
              <dc:date>2010-10-24T12:22:00</dc:date>
            </office:change-info>
          </text:insertion>
        </text:changed-region>
        <text:changed-region xml:id="ct285652312" text:id="ct285652312">
          <text:format-change>
            <office:change-info>
              <dc:creator>Unknown Author</dc:creator>
              <dc:date>2011-07-01T13:54:00</dc:date>
            </office:change-info>
          </text:format-change>
        </text:changed-region>
        <text:changed-region xml:id="ct285652416" text:id="ct285652416">
          <text:deletion>
            <office:change-info>
              <dc:creator>Unbekannter Autor</dc:creator>
              <dc:date>2015-01-05T20:18:00</dc:date>
            </office:change-info>
            <text:p text:style-name="P10"><text:s/></text:p>
          </text:deletion>
        </text:changed-region>
        <text:changed-region xml:id="ct285652520" text:id="ct285652520">
          <text:format-change>
            <office:change-info>
              <dc:creator>Unknown Author</dc:creator>
              <dc:date>2011-07-01T13:54:00</dc:date>
            </office:change-info>
          </text:format-change>
        </text:changed-region>
        <text:changed-region xml:id="ct285652624" text:id="ct285652624">
          <text:deletion>
            <office:change-info>
              <dc:creator>Tamino Dauth</dc:creator>
              <dc:date>2010-10-24T12:22:00</dc:date>
            </office:change-info>
            <text:p text:style-name="P10">"</text:p>
          </text:deletion>
        </text:changed-region>
        <text:changed-region xml:id="ct285652728" text:id="ct285652728">
          <text:insertion>
            <office:change-info>
              <dc:creator>Tamino Dauth</dc:creator>
              <dc:date>2010-10-24T12:22:00</dc:date>
            </office:change-info>
          </text:insertion>
        </text:changed-region>
        <text:changed-region xml:id="ct285652832" text:id="ct285652832">
          <text:format-change>
            <office:change-info>
              <dc:creator>Unknown Author</dc:creator>
              <dc:date>2011-07-01T13:54:00</dc:date>
            </office:change-info>
          </text:format-change>
        </text:changed-region>
        <text:changed-region xml:id="ct285652936" text:id="ct285652936">
          <text:deletion>
            <office:change-info>
              <dc:creator>Tamino Dauth</dc:creator>
              <dc:date>2010-10-24T12:22:00</dc:date>
            </office:change-info>
            <text:p text:style-name="P10">"</text:p>
          </text:deletion>
        </text:changed-region>
        <text:changed-region xml:id="ct285653040" text:id="ct285653040">
          <text:insertion>
            <office:change-info>
              <dc:creator>Tamino Dauth</dc:creator>
              <dc:date>2010-10-24T12:22:00</dc:date>
            </office:change-info>
          </text:insertion>
        </text:changed-region>
        <text:changed-region xml:id="ct285653144" text:id="ct285653144">
          <text:format-change>
            <office:change-info>
              <dc:creator>Unknown Author</dc:creator>
              <dc:date>2011-07-01T13:54:00</dc:date>
            </office:change-info>
          </text:format-change>
        </text:changed-region>
        <text:changed-region xml:id="ct285653248" text:id="ct285653248">
          <text:insertion>
            <office:change-info>
              <dc:creator>Tamino Dauth</dc:creator>
              <dc:date>2010-10-24T12:23:00</dc:date>
            </office:change-info>
          </text:insertion>
        </text:changed-region>
        <text:changed-region xml:id="ct285653352" text:id="ct285653352">
          <text:format-change>
            <office:change-info>
              <dc:creator>Unknown Author</dc:creator>
              <dc:date>2011-07-01T13:54:00</dc:date>
            </office:change-info>
          </text:format-change>
        </text:changed-region>
        <text:changed-region xml:id="ct285653456" text:id="ct285653456">
          <text:insertion>
            <office:change-info>
              <dc:creator>Tamino Dauth</dc:creator>
              <dc:date>2010-10-24T12:22:00</dc:date>
            </office:change-info>
          </text:insertion>
        </text:changed-region>
        <text:changed-region xml:id="ct285653560" text:id="ct285653560">
          <text:format-change>
            <office:change-info>
              <dc:creator>Unknown Author</dc:creator>
              <dc:date>2011-07-01T13:54:00</dc:date>
            </office:change-info>
          </text:format-change>
        </text:changed-region>
        <text:changed-region xml:id="ct285653664" text:id="ct285653664">
          <text:insertion>
            <office:change-info>
              <dc:creator>Unknown Author</dc:creator>
              <dc:date>2011-07-01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hu6u0"/><text:change-start text:change-id="ct285171072"/>Name</text:p>
      <text:p text:style-name="P14">Wigberht (Herkunft: Altdeutsch, Bedeutung: Glänzender Kämpfer)<text:bookmark text:name="hue_0"/></text:p>
      <text:p text:style-name="P1"><text:bookmark text:name="hu6u1"/></text:p>
      <text:p text:style-name="P13"><text:bookmark text:name="w380"/>Beschreibung<text:bookmark text:name="l6x.0"/></text:p>
      <text:p text:style-name="P6"><text:bookmark text:name="l6x.5"/>Wigberht ist ein Nordmann. Die Leute in Talras wissen nur sehr wenig über ihn. Er tauchte eines Tages mit einigen seiner Krieger auf und schlug sein Lager in der Nähe der Burg auf. Er ist der Sohn eines Kriegsherrn der Menschen aus dem nordwestlichen Gebirge und kam mit seinen Männern, um seinen Vater aus der Gefangenschaft der Dunkelelfen zu befreien, welche diesen aus seiner Heimat verschle<text:change-end text:change-id="ct285171072"/><text:change-start text:change-id="ct285171176"/><text:span text:style-name="T7">p</text:span><text:change-end text:change-id="ct285171176"/><text:change-start text:change-id="ct285171280"/>pten als Baradé ein Bündnis mit diversen Orkstämmen einging. Er ging mit seinen Männern an die Grenze des Königreichs der Menschen, da er von der Invasion der Orks und Dunkelelfen hörte und nun muss er auf den Angriff der Orks warten, um sich weiter in Richtung Norden durchschlagen zu können. Er ist von kräftiger Statur und trägt eine schwere Rüstung, einen schwarzen Umhang und einen großen Zweihänder. Sein Haar ist weiß und sein Gesicht wirkt frostig. Er ist ein rauer, intelligenter Mann, der geborene Führer. Er kämpft in jeder Schlacht mit und sucht sich nur die Würdigsten Feinde als Gegner. Seine Gefährten sind ihm treu ergeben. Seine Männer und er verachten die Menschen aus Talras, da sich diese in ihrer Burg verschanzen wollen bis der Feind kommt. Er dagegen will, wie es seit je her in seinem Geschlecht üblich war, dem Feind direkt ins Auge sehen und angreifen.<text:bookmark text:name="qzy40"/></text:p>
      <text:p text:style-name="P15"><text:bookmark text:name="r_tv0"/></text:p>
      <text:p text:style-name="P17"><text:bookmark text:name="w3800"/><text:bookmark text:name="r_tv5"/><text:bookmark text:name="r_tv6"/>Ort</text:p>
      <text:list xml:id="list1673705407463607113" text:style-name="L2">
        <text:list-item>
          <text:p text:style-name="P21"><text:bookmark text:name="h82w"/><text:bookmark text:name="h82w0"/>Im Lager der Nordmänner</text:p>
        </text:list-item>
      </text:list>
      <text:p text:style-name="P15"><text:bookmark text:name="r_tv8"/><text:bookmark text:name="r_tv9"/></text:p>
      <text:p text:style-name="P2"><text:bookmark text:name="r_tv10"/><text:bookmark text:name="r_tv11"/>Tagesablauf</text:p>
      <text:list xml:id="list3313680544437206751" text:style-name="L3">
        <text:list-item>
          <text:p text:style-name="P23"><text:bookmark text:name="mork"/><text:bookmark text:name="mork0"/>Tagsüber<text:change-end text:change-id="ct285171280"/><text:change text:change-id="ct285171384"/><text:change-start text:change-id="ct285171488"/> – <text:change-end text:change-id="ct285171488"/><text:change-start text:change-id="ct284890760"/>Steht in seinem Lager und sieht in die Ferne</text:p>
        </text:list-item>
      </text:list>
      <text:list xml:id="list3739734620842043933" text:style-name="L4">
        <text:list-item>
          <text:p text:style-name="P24"><text:bookmark text:name="mork1"/><text:bookmark text:name="mork2"/>Nachts – Trainiert außerhalb des Lagers</text:p>
        </text:list-item>
      </text:list>
      <text:p text:style-name="P6"><text:bookmark text:name="r_tv14"/><text:bookmark text:name="r_tv15"/></text:p>
      <text:p text:style-name="P2"><text:bookmark text:name="r_tv16"/><text:bookmark text:name="r_tv17"/>Zugehörigkeit</text:p>
      <text:p text:style-name="P6"><text:bookmark text:name="r_tv18"/>Nordmänner</text:p>
      <text:p text:style-name="P6"><text:bookmark text:name="r_tv19"/><text:bookmark text:name="r_tv20"/></text:p>
      <text:p text:style-name="P2"><text:change-end text:change-id="ct284890760"/><text:change text:change-id="ct285645760"/><text:change-start text:change-id="ct285645864"/>Aufträge<text:change-end text:change-id="ct285645864"/><text:change-start text:change-id="ct285645968"/></text:p>
      <text:list xml:id="list6641691023817391321" text:style-name="L5">
        <text:list-item>
          <text:p text:style-name="P31"><text:bookmark text:name="r_tv23"/><text:bookmark text:name="r_tv24"/><text:bookmark text:name="r_tv25"/>Primär – Die Nordmänner</text:p>
        </text:list-item>
      </text:list>
      <text:p text:style-name="P6"><text:bookmark text:name="r_tv26"/><text:bookmark text:name="r_tv27"/></text:p>
      <text:p text:style-name="P2"><text:bookmark text:name="r_tv28"/><text:bookmark text:name="r_tv29"/>Dialog</text:p>
      <text:list xml:id="list231305657165866" text:continue-list="list231305657178320" text:style-name="L1">
        <text:list-item>
          <text:p text:style-name="P5"><text:bookmark text:name="r_tv30"/><text:bookmark text:name="r_tv31"/><text:bookmark text:name="r_tv32"/>Hallo. (Falls der Auftrag “Die Nordmänner” noch nicht erhalten wurde)</text:p>
          <text:list>
            <text:list-item>
              <text:p text:style-name="P5"><text:bookmark text:name="r_tv33"/><text:bookmark text:name="r_tv34"/><text:bookmark text:name="r_tv35"/>N: Hallo.</text:p>
              <text:list>
                <text:list-item>
                  <text:p text:style-name="P26"><text:bookmark text:name="r_tv36"/><text:bookmark text:name="r_tv37"/><text:bookmark text:name="r_tv38"/><text:change-end text:change-id="ct285645968"/><text:change-start text:change-id="ct285646072"/><text:span text:style-name="T1">Du </text:span><text:change-end text:change-id="ct285646072"/><text:change text:change-id="ct285646176"/><text:change-start text:change-id="ct285646280"/><text:span text:style-name="T1">b</text:span><text:change-end text:change-id="ct285646280"/><text:change-start text:change-id="ct285646384"/>ist wohl nicht so gesprächig?<text:change-end text:change-id="ct285646384"/><text:change-start text:change-id="ct285646488"/> <text:span text:style-name="T12">(Nach Begrüßung)</text:span><text:change-end text:change-id="ct285646488"/><text:change-start text:change-id="ct285646592"/></text:p>
                  <text:list>
                    <text:list-item>
                      <text:p text:style-name="P26"><text:bookmark text:name="r_tv39"/><text:bookmark text:name="r_tv40"/><text:bookmark text:name="r_tv41"/>N: Nein.</text:p>
                      <text:list>
                        <text:list-item>
                          <text:p text:style-name="P42"><text:bookmark text:name="r_tv42"/><text:bookmark text:name="r_tv43"/><text:bookmark text:name="r_tv44"/>Was machst du hier?<text:change-end text:change-id="ct285646592"/><text:change-start text:change-id="ct285646696"/> <text:span text:style-name="T12">(Nach Begrüßung)</text:span><text:change-end text:change-id="ct285646696"/><text:change-start text:change-id="ct285646800"/></text:p>
                          <text:list>
                            <text:list-item>
                              <text:p text:style-name="P41"><text:bookmark text:name="w3801"/><text:bookmark text:name="r_tv45"/><text:bookmark text:name="r_tv46"/><text:bookmark text:name="r_tv47"/>N: Ich warte.</text:p>
                              <text:list>
                                <text:list-item>
                                  <text:p text:style-name="P43"><text:bookmark text:name="pmzt"/><text:bookmark text:name="w3802"/>C: Warten alle Nordmänner auf irgendetwas? (Falls der Charakter Ricman das Gleiche gefragt hat)</text:p>
                                  <text:list>
                                    <text:list-item>
                                      <text:p text:style-name="P43"><text:bookmark text:name="hbln"/><text:bookmark text:name="w3803"/>N: Anscheinend.<text:bookmark text:name="hbln0"/></text:p>
                                    </text:list-item>
                                  </text:list>
                                </text:list-item>
                                <text:list-item>
                                  <text:p text:style-name="P43"><text:bookmark text:name="wtwq0"/><text:bookmark text:name="r_tv48"/><text:bookmark text:name="r_tv49"/>C: Und worauf? (Falls der Charakter Ricman noch nicht das Gleiche gefragt hat)</text:p>
                                </text:list-item>
                                <text:list-item>
                                  <text:p text:style-name="P43"><text:bookmark text:name="r_tv50"/><text:bookmark text:name="r_tv51"/>N: Auf den Feind.</text:p>
                                </text:list-item>
                                <text:list-item>
                                  <text:p text:style-name="P43"><text:bookmark text:name="r_tv52"/><text:bookmark text:name="r_tv53"/>C: Du meinst die Orks?</text:p>
                                  <text:list>
                                    <text:list-item>
                                      <text:p text:style-name="P43"><text:bookmark text:name="hbln1"/><text:bookmark text:name="hbln2"/><text:bookmark text:name="r_tv54"/><text:bookmark text:name="r_tv55"/>N: Exakt.</text:p>
                                    </text:list-item>
                                  </text:list>
                                </text:list-item>
                              </text:list>
                            </text:list-item>
                          </text:list>
                        </text:list-item>
                        <text:list-item>
                          <text:p text:style-name="P41"><text:bookmark text:name="r_tv56"/><text:bookmark text:name="r_tv57"/>Wer bist du?<text:change-end text:change-id="ct285646800"/><text:change-start text:change-id="ct285646904"/> <text:span text:style-name="T8">(Nach Begrüßung)</text:span><text:change-end text:change-id="ct285646904"/><text:change-start text:change-id="ct285647008"/></text:p>
                          <text:list>
                            <text:list-item>
                              <text:p text:style-name="P41"><text:bookmark text:name="r_tv58"/><text:bookmark text:name="r_tv59"/><text:bookmark text:name="r_tv60"/>N: Mein Name ist Wigberht.</text:p>
                            </text:list-item>
                            <text:list-item>
                              <text:p text:style-name="P41"><text:bookmark text:name="r_tv61"/><text:bookmark text:name="r_tv62"/>C: Und was machst du hier?</text:p>
                            </text:list-item>
                            <text:list-item>
                              <text:p text:style-name="P41"><text:bookmark text:name="w3804"/>N: Ich kam mit meinen Männern aus dem Norden.</text:p>
                            </text:list-item>
                            <text:list-item>
                              <text:p text:style-name="P41"><text:bookmark text:name="w3805"/>C: Aus dem Norden?<text:bookmark text:name="yvjt0"/></text:p>
                            </text:list-item>
                            <text:list-item>
                              <text:p text:style-name="P41"><text:bookmark text:name="r_tv63"/><text:bookmark text:name="r_tv64"/>N: Ja, vom nordwestlichen Gebirge.<text:bookmark text:name="yvjt1"/></text:p>
                            </text:list-item>
                          </text:list>
                        </text:list-item>
                      </text:list>
                    </text:list-item>
                  </text:list>
                </text:list-item>
              </text:list>
            </text:list-item>
          </text:list>
        </text:list-item>
        <text:list-item>
          <text:p text:style-name="P5"><text:bookmark text:name="r_tv65"/><text:bookmark text:name="r_tv66"/><text:soft-page-break/>Trainierst du nachts? (Wenn es gerade Nacht ist und Wigberht trainiert)</text:p>
          <text:list>
            <text:list-item>
              <text:p text:style-name="P5"><text:bookmark text:name="r_tv67"/><text:bookmark text:name="r_tv68"/><text:bookmark text:name="r_tv69"/>N: Wie du siehst.</text:p>
            </text:list-item>
            <text:list-item>
              <text:p text:style-name="P5"><text:bookmark text:name="r_tv70"/><text:bookmark text:name="r_tv71"/>C: Und wann schläfst du mal?</text:p>
            </text:list-item>
            <text:list-item>
              <text:p text:style-name="P5"><text:bookmark text:name="r_tv72"/><text:bookmark text:name="r_tv73"/>N: Nie.<text:change-end text:change-id="ct285647008"/><text:change-start text:change-id="ct285647112"/></text:p>
            </text:list-item>
            <text:list-item>
              <text:p text:style-name="P4"><text:change-end text:change-id="ct285647112"/><text:change text:change-id="ct285647320"/><text:change text:change-id="ct285647216"/><text:change-start text:change-id="ct285647424"/>Erzähl mir etwas über deine Heimat. (Nach „Wer bist du?“)</text:p>
            </text:list-item>
            <text:list-item>
              <text:p text:style-name="P44">N: Dafür habe ich keine Zeit. Ich muss trainieren.</text:p>
            </text:list-item>
            <text:list-item>
              <text:p text:style-name="P44">C: Nun komm schon.</text:p>
            </text:list-item>
            <text:list-item>
              <text:p text:style-name="P44">N:<text:change-end text:change-id="ct285647424"/><text:change-start text:change-id="ct285647528"/> Meine Heimat ist das Gebirge im Nordwesten. Dort wo noch Schnee liegt um diese Jahreszeit. Es ist eine raue Gegend mit wilden, blutrünstigen Kreaturen.</text:p>
            </text:list-item>
            <text:list-item>
              <text:p text:style-name="P44"><text:change-end text:change-id="ct285647528"/><text:change-start text:change-id="ct285647632"/>N: Ich werde sie bis zum Ende gegen die Orks und Dunkelelfen verteidigen.</text:p>
            </text:list-item>
          </text:list>
        </text:list-item>
        <text:list-item>
          <text:p text:style-name="P30">Was trägst du da für eine Rüstung? <text:span text:style-name="T11">(Nach Begrüßung)</text:span></text:p>
          <text:list>
            <text:list-item>
              <text:p text:style-name="P30"><text:bookmark text:name="r_tv152"/><text:bookmark text:name="r_tv153"/><text:bookmark text:name="r_tv154"/>N: Diese Rüstung gehört meinem Vater. Sie wurde vom Schmied Hrodo aus dem Erz meiner Heimat gefertigt. So eine Rüstung wirst du kein zweites Mal finden.</text:p>
            </text:list-item>
            <text:list-item>
              <text:p text:style-name="P45">N: Sie wurde meinem Vater genommen als man ihn verschleppte. Die Dunkelelfen haben sie aus Spott über uns zurückgelassen. Nun trage ich sie bis ich meinen Vater befreit habe.<text:change-end text:change-id="ct285647632"/><text:change-start text:change-id="ct285647736"/></text:p>
            </text:list-item>
            <text:list-item>
              <text:p text:style-name="P40">Lass uns in den Kampf ziehen! (Nach Erhalt des zweiten Ziels des Auftrags “Die Nordmänner”, falls dieses noch nicht abgeschlossen ist)</text:p>
            </text:list-item>
            <text:list-item>
              <text:p text:style-name="P49">N: Gut. Wenn ihr alle bereit seid <text:span text:style-name="T3">ziehen wir los.</text:span></text:p>
            </text:list-item>
            <text:list-item>
              <text:p text:style-name="P46">Eine Abstimmung wird initiiert, bei der die Spieler darüber abstimmen müssen, ob der Auftrag beginnen soll. Ist mindestens die Hälfte dafür, startet das Video “Das erste Gefecht”.<text:change-end text:change-id="ct285647736"/><text:change-start text:change-id="ct285647840"/></text:p>
            </text:list-item>
          </text:list>
        </text:list-item>
        <text:list-item>
          <text:p text:style-name="P5"><text:change-end text:change-id="ct285647840"/><text:change text:change-id="ct285647944"/><text:change-start text:change-id="ct285648048"/><text:span text:style-name="T9">Wir haben die Orks und Dunkelelfen besiegt.</text:span><text:change-end text:change-id="ct285648048"/><text:change-start text:change-id="ct285648152"/> (Nach erfolgreichem Abschluss des zweiten Ziels des Auftrags “Die Nordmänner”)</text:p>
          <text:list>
            <text:list-item>
              <text:p text:style-name="P5"><text:bookmark text:name="r_tv139"/><text:bookmark text:name="r_tv140"/><text:bookmark text:name="r_tv141"/>N: <text:change-end text:change-id="ct285648152"/><text:change text:change-id="ct285648464"/><text:change-start text:change-id="ct285648568"/><text:span text:style-name="T2">Besiegt? Wir haben eine Schlacht </text:span><text:change-end text:change-id="ct285648568"/><text:change-start text:change-id="ct285648672"/><text:span text:style-name="T2">gegen eine kleine Vorhut der Orks und Dunkelelfen gewonnen.</text:span></text:p>
            </text:list-item>
            <text:list-item>
              <text:p text:style-name="P7"><text:span text:style-name="T2">N: Wir können nicht ruhen, ehe wir nicht meinen Vater befreit haben und wenn wir dafür das gesamte Heer </text:span><text:change-end text:change-id="ct285648672"/><text:change-start text:change-id="ct285648776"/><text:span text:style-name="T2">dieser widerlichen Kreaturen abschlachten müssen</text:span><text:change-end text:change-id="ct285648776"/><text:change text:change-id="ct285649920"/><text:change text:change-id="ct285649400"/><text:change text:change-id="ct285649192"/><text:change text:change-id="ct285649088"/><text:change text:change-id="ct285648984"/><text:change text:change-id="ct285648880"/><text:change-start text:change-id="ct285650024"/><text:span text:style-name="T2">.</text:span><text:change-end text:change-id="ct285650024"/><text:change-start text:change-id="ct85595872"/></text:p>
            </text:list-item>
            <text:list-item>
              <text:p text:style-name="P34">N: Ich möchte euch aber für eure Hilfe danken. Gehe zu Ricman, er hat eine <text:change-end text:change-id="ct85595872"/><text:change-start text:change-id="ct285649296"/>Belohnung für dich.<text:change-end text:change-id="ct285649296"/><text:change-start text:change-id="ct285650128"/></text:p>
            </text:list-item>
            <text:list-item>
              <text:p text:style-name="P9"><text:change-end text:change-id="ct285650128"/><text:change text:change-id="ct285650232"/><text:change-start text:change-id="ct285650336"/><text:span text:style-name="T13">Bringt</text:span><text:change-end text:change-id="ct285650336"/><text:change-start text:change-id="ct285650440"/> uns nach Holzbruck! (Auftrag <text:change-end text:change-id="ct285650440"/><text:change text:change-id="ct285650544"/><text:change-start text:change-id="ct285650648"/>„<text:change-end text:change-id="ct285650648"/><text:change-start text:change-id="ct285650752"/>Der Weg nach Holzbruck<text:change-end text:change-id="ct285650752"/><text:change text:change-id="ct285650856"/><text:change-start text:change-id="ct285650960"/>“<text:change-end text:change-id="ct285650960"/><text:change-start text:change-id="ct285651064"/> ist aktiv)</text:p>
            </text:list-item>
            <text:list-item>
              <text:p text:style-name="P48">N: Was?</text:p>
            </text:list-item>
            <text:list-item>
              <text:p text:style-name="P48">C: Der Herzog benötigt Verstärkung aus Holzbruck, einer nördlichen, am Fluss liegenden Stadt. Du wolltest in den Norden, nimm uns bis nach Holzbruck mit!</text:p>
            </text:list-item>
            <text:list-item>
              <text:p text:style-name="P48">N: Hm, dieser Herzog scheint ja wirklich sehr besorgt zu sein. Du hast Recht, wir wollten so bald wie möglich in den Norden aufbrechen und hatten eigentlich<text:change-end text:change-id="ct285651064"/><text:change text:change-id="ct285651168"/><text:change-start text:change-id="ct285651272"/> damit gerechnet, hier <text:change-end text:change-id="ct285651272"/><text:change-start text:change-id="ct285651376"/>noch <text:change-end text:change-id="ct285651376"/><text:change-start text:change-id="ct285651480"/>die versprochene Hilfe zu leisten.</text:p>
            </text:list-item>
            <text:list-item>
              <text:p text:style-name="P48">N: Also gut. Wir nehmen euch in unserem Langboot mit, insofern ihr kräftig genug seid, es auch vorwärts zu bewegen, wenn wir keinen Fahrtwind haben.</text:p>
            </text:list-item>
            <text:list-item>
              <text:p text:style-name="P48">N: Meldet euch bei mir, wenn ihr so<text:change-end text:change-id="ct285651480"/><text:change text:change-id="ct285651584"/><text:change-start text:change-id="ct285651688"/>weit seid.</text:p>
            </text:list-item>
            <text:list-item>
              <text:p text:style-name="P48">Auftrag <text:change-end text:change-id="ct285651688"/><text:change text:change-id="ct285651792"/><text:change-start text:change-id="ct285651896"/>„<text:change-end text:change-id="ct285651896"/><text:change-start text:change-id="ct285652000"/>Der Weg nach Holzbruck<text:change-end text:change-id="ct285652000"/><text:change text:change-id="ct285652104"/><text:change-start text:change-id="ct285652208"/>“<text:change-end text:change-id="ct285652208"/><text:change-start text:change-id="ct285652312"/> abgeschlossen</text:p>
            </text:list-item>
            <text:list-item>
              <text:p text:style-name="P9">Wir sind so<text:change-end text:change-id="ct285652312"/><text:change text:change-id="ct285652416"/><text:change-start text:change-id="ct285652520"/>weit. (Auftrag <text:change-end text:change-id="ct285652520"/><text:change text:change-id="ct285652624"/><text:change-start text:change-id="ct285652728"/>„<text:change-end text:change-id="ct285652728"/><text:change-start text:change-id="ct285652832"/>Der Weg nach Holzbruck<text:change-end text:change-id="ct285652832"/><text:change text:change-id="ct285652936"/><text:change-start text:change-id="ct285653040"/>“<text:change-end text:change-id="ct285653040"/><text:change-start text:change-id="ct285653144"/> ist abgeschlossen)</text:p>
            </text:list-item>
            <text:list-item>
              <text:p text:style-name="P48">N: Seid ihr auch sicher? Die Fahrt wird vermutlich sehr lange dauern.</text:p>
            </text:list-item>
            <text:list-item>
              <text:p text:style-name="P48">Eine Abstimmung wird initi<text:change-end text:change-id="ct285653144"/><text:change-start text:change-id="ct285653248"/>i<text:change-end text:change-id="ct285653248"/><text:change-start text:change-id="ct285653352"/>ert, bei der die Spieler darüber abstimmen müssen, ob sie nach Holzbruck fahren und somit das Spiel beenden wollen. Ist m<text:change-end text:change-id="ct285653352"/><text:change-start text:change-id="ct285653456"/>i<text:change-end text:change-id="ct285653456"/><text:change-start text:change-id="ct285653560"/>ndestens die Hälfte dafür, startet das Video “Flussaufwärts”.</text:p>
            </text:list-item>
          </text:list>
        </text:list-item>
      </text:list>
      <text:p text:style-name="P6"><text:bookmark text:name="r_tv155"/><text:bookmark text:name="r_tv156"/></text:p>
      <text:p text:style-name="P2"><text:bookmark text:name="r_tv157"/><text:bookmark text:name="v:9n0"/>Handel</text:p>
      <text:p text:style-name="P6"><text:bookmark text:name="r_tv158"/>-<text:change-end text:change-id="ct285653560"/><text:change-start text:change-id="ct285653664"/></text:p>
      <text:p text:style-name="P6"/>
      <text:p text:style-name="P19"/>
      <text:p text:style-name="P20">Tontexte:</text:p>
      <text:list xml:id="list6504563912410611214" text:style-name="L6">
        <text:list-item>
          <text:p text:style-name="P33">Ja1:<text:bookmark text:name="ov17"/> „Vorwärts!”</text:p>
        </text:list-item>
        <text:list-item>
          <text:p text:style-name="P33">Ja2: „Folgt mir!”</text:p>
        </text:list-item>
        <text:list-item>
          <text:p text:style-name="P33">Ja3: „Weiter!”</text:p>
        </text:list-item>
        <text:list-item>
          <text:p text:style-name="P33"><text:bookmark text:name="s.3q"/>JaAngriff1:<text:bookmark text:name="ov170"/> „Schlachtet sie!”</text:p>
        </text:list-item>
        <text:list-item>
          <text:p text:style-name="P33">JaAngriff2: „Für mein Volk!”</text:p>
        </text:list-item>
        <text:list-item>
          <text:p text:style-name="P33">JaAngriff3: „Für meinen Vater!”</text:p>
        </text:list-item>
        <text:list-item>
          <text:p text:style-name="P33"><text:bookmark text:name="s.3q1"/>Was1:<text:bookmark text:name="rwtp1"/> „Was <text:span text:style-name="T6">gibt es</text:span>?”</text:p>
        </text:list-item>
        <text:list-item>
          <text:p text:style-name="P33">Was2: „Der Feind ist nahe.”</text:p>
        </text:list-item>
        <text:list-item>
          <text:p text:style-name="P33">Was3: „Macht euch bereit!”</text:p>
        </text:list-item>
        <text:list-item>
          <text:p text:style-name="P33"><text:bookmark text:name="s.3q2"/>Sauer1: </text:p>
        </text:list-item>
        <text:list-item>
          <text:p text:style-name="P36"><text:bookmark text:name="hu6u2"/>Tot1: <text:change-end text:change-id="ct28565366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Times New Roman" fo:font-family="'Times New Roman'" fo:font-size="12pt" fo:language="en" fo:country="US"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Times New Roman" fo:font-family="'Times New Roman'" fo:font-size="6pt" fo:language="en" fo:country="US"/>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Times New Roman" fo:font-family="'Times New Roman'" fo:font-size="12pt" fo:language="en" fo:country="US"/>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Times New Roman" fo:font-family="'Times New Roman'" fo:font-size="12pt" fo:language="en" fo:country="US"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Times New Roman" fo:font-family="'Times New Roman'" fo:font-size="12pt" fo:language="en" fo:country="US"/>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rial" fo:font-family="Arial" fo:font-size="14pt" fo:language="en" fo:country="US"/>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en" fo:country="US" fo:font-weight="bold"/>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Times New Roman" fo:font-family="'Times New Roman'" fo:font-size="12pt" fo:language="en" fo:country="US"/>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Unbekannt</meta:initial-creator>
    <meta:editing-cycles>65</meta:editing-cycles>
    <dc:date>2015-01-05T23:13:05.512000000</dc:date>
    <meta:creation-date>2008-08-13T14:07:37</meta:creation-date>
    <meta:editing-duration>PT51M58S</meta:editing-duration>
    <meta:document-statistic meta:table-count="0" meta:image-count="0" meta:object-count="0" meta:page-count="3" meta:paragraph-count="75" meta:word-count="898" meta:character-count="5156" meta:non-whitespace-character-count="4390"/>
  </office:meta>
</office:document-meta>
</file>